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0B0000000D33761ADFB647EA74.png" manifest:media-type="image/png"/>
  <manifest:file-entry manifest:full-path="Pictures/1000053E0000011800000162DA7F6F2D0DACE72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2d531" officeooo:paragraph-rsid="0012d531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officeooo:rsid="0012d531" officeooo:paragraph-rsid="0012d531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2d531" officeooo:paragraph-rsid="0012d53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2d531" officeooo:paragraph-rsid="0012d531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2d531" officeooo:paragraph-rsid="00135c6a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3c7f0" officeooo:paragraph-rsid="0013c7f0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5bcf8" officeooo:paragraph-rsid="0015bcf8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80941" officeooo:paragraph-rsid="00180941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officeooo:rsid="00180941" officeooo:paragraph-rsid="00180941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912a6" officeooo:paragraph-rsid="001912a6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c5510" officeooo:paragraph-rsid="001c5510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dae02" officeooo:paragraph-rsid="001dae02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edd8d" officeooo:paragraph-rsid="001edd8d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5c6a"/>
    </style:style>
    <style:style style:name="T2" style:family="text">
      <style:text-properties officeooo:rsid="0017122b"/>
    </style:style>
    <style:style style:name="T3" style:family="text">
      <style:text-properties officeooo:rsid="001912a6"/>
    </style:style>
    <style:style style:name="T4" style:family="text">
      <style:text-properties officeooo:rsid="001a9640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ité / Défaut </text:p>
      <text:p text:style-name="P1">(Soft skills)</text:p>
      <text:p text:style-name="P3"/>
      <text:p text:style-name="P4"/>
      <text:p text:style-name="P2">1. Importance du savoir être dans le monde professionnel</text:p>
      <text:p text:style-name="P4"/>
      <text:p text:style-name="P5"><text:span text:style-name="T1">⇒ Compétence transversales ou liées au savoir être ⇒ Soft skills</text:span></text:p>
      <text:p text:style-name="P5"/>
      <text:p text:style-name="P6"><text:tab/>⇒ Toujours utile pour un technicien</text:p>
      <text:p text:style-name="P6"><text:tab/><text:tab/>⇒ Dialogue </text:p>
      <text:p text:style-name="P6"><text:tab/><text:tab/>⇒ Échange</text:p>
      <text:p text:style-name="P6"><text:tab/><text:tab/>⇒ Gestion de projet</text:p>
      <text:p text:style-name="P6"/>
      <text:p text:style-name="P7"><text:tab/>⇒ Compétence qui s’apprennent en lien avec les tâches demandes <draw:frame text:anchor-type="as-char" svg:y="-0.332cm" draw:z-index="0" draw:style-name="gr1" draw:text-style-name="P14" svg:width="0.336cm" svg:height="0.424cm"><draw:image xlink:href="Pictures/1000053E0000011800000162DA7F6F2D0DACE726.svg" xlink:type="simple" xlink:show="embed" xlink:actuate="onLoad" draw:mime-type="image/svg+xml"><text:p/></draw:image><draw:image xlink:href="Pictures/100000010000000B0000000D33761ADFB647EA74.png" xlink:type="simple" xlink:show="embed" xlink:actuate="onLoad" draw:mime-type="image/png"/><svg:title>TexMaths</svg:title><svg:desc>12§display§\ne§svg§600§FALSE§</svg:desc></draw:frame><text:s/>personnalit<text:span text:style-name="T2">é</text:span> <text:tab/><text:tab/>pure</text:p>
      <text:p text:style-name="P7"/>
      <text:p text:style-name="P7"><text:tab/>⇒ À mettre sur son CV et sa Lettre de Motivation</text:p>
      <text:p text:style-name="P7"/>
      <text:p text:style-name="P7"/>
      <text:p text:style-name="P8">⇒ 6 catégories de soft skills :</text:p>
      <text:p text:style-name="P8"><text:tab/>⇒ Communication</text:p>
      <text:p text:style-name="P8"><text:tab/><text:tab/>⇒ Savoir écouté</text:p>
      <text:p text:style-name="P8"><text:tab/><text:tab/>⇒ Transmettre les infos de façon précise ; concise et claire</text:p>
      <text:p text:style-name="P8"><text:tab/><text:tab/>⇒ Savoir négocier</text:p>
      <text:p text:style-name="P8"/>
      <text:p text:style-name="P8"><text:tab/>⇒ Pensée analytique et critique</text:p>
      <text:p text:style-name="P8"><text:tab/><text:tab/>⇒ Savoir s’adapter à l’environnement</text:p>
      <text:p text:style-name="P8"><text:tab/><text:tab/>⇒ Avoir envie d’apprendre</text:p>
      <text:p text:style-name="P8"><text:tab/><text:tab/>⇒ </text:p>
      <text:p text:style-name="P8"/>
      <text:p text:style-name="P8"><text:tab/>⇒ Capacité de leadership</text:p>
      <text:p text:style-name="P8"><text:tab/><text:tab/>⇒ Savoir gérer un conflit</text:p>
      <text:p text:style-name="P8"><text:tab/></text:p>
      <text:p text:style-name="P8"><text:tab/>⇒ Attitude positive</text:p>
      <text:p text:style-name="P8"><text:tab/><text:tab/>⇒ Savoir noué des liens</text:p>
      <text:p text:style-name="P8"><text:tab/><text:tab/>⇒ Être honnete</text:p>
      <text:p text:style-name="P8"><text:tab/></text:p>
      <text:p text:style-name="P8"><text:tab/>⇒ Travail en équipe</text:p>
      <text:p text:style-name="P8"><text:tab/><text:tab/>⇒ Gérer les différentes personnalité</text:p>
      <text:p text:style-name="P8"><text:tab/><text:tab/>⇒ Capacité à déléguer</text:p>
      <text:p text:style-name="P8"><text:tab/><text:tab/>⇒ Capacité de donner la motivation</text:p>
      <text:p text:style-name="P8"/>
      <text:p text:style-name="P8"><text:tab/>⇒ Éthique au travail</text:p>
      <text:p text:style-name="P8"><text:tab/><text:tab/>⇒ Respect des consignes</text:p>
      <text:p text:style-name="P8"><text:tab/><text:tab/>⇒ Fiabilité</text:p>
      <text:p text:style-name="P8"><text:tab/><text:tab/>⇒ Investissement dans la structure</text:p>
      <text:p text:style-name="P8"/>
      <text:p text:style-name="P8"/>
      <text:p text:style-name="P8"/>
      <text:p text:style-name="P9">⇒ Qualité<text:span text:style-name="T3">s</text:span> relationnelles utiles</text:p>
      <text:p text:style-name="P8"><text:tab/>⇒ Efficace</text:p>
      <text:p text:style-name="P8"><text:tab/>⇒ Se coordonnant facilement avec les autres</text:p>
      <text:p text:style-name="P8"><text:tab/>⇒ Autonome</text:p>
      <text:p text:style-name="P8"><text:tab/>⇒ Agréable</text:p>
      <text:p text:style-name="P8"><text:tab/>⇒ Possédant une intelligence émotionnelle</text:p>
      <text:p text:style-name="P8"><text:tab/>⇒ Fiable</text:p>
      <text:p text:style-name="P8"><text:tab/>⇒ Motivé</text:p>
      <text:p text:style-name="P8"><text:tab/>⇒ Entraînant et sachant négocier</text:p>
      <text:p text:style-name="P8"/>
      <text:p text:style-name="P10">⇒ Qualités intellectuelle utiles</text:p>
      <text:p text:style-name="P10"><text:tab/>⇒ Résoudre des problèmes complexes</text:p>
      <text:p text:style-name="P10"><text:tab/>⇒ Pensée critique</text:p>
      <text:p text:style-name="P10"><text:tab/>⇒ Créativité</text:p>
      <text:p text:style-name="P10"><text:tab/>⇒ Jugement et prise de décision</text:p>
      <text:p text:style-name="P10"><text:tab/>⇒ <text:span text:style-name="T4">Flexibilité cognitive</text:span></text:p>
      <text:p text:style-name="P10"><text:tab/></text:p>
      <text:p text:style-name="P11">⇒ 2 qualités indispensables</text:p>
      <text:p text:style-name="P11"><text:tab/>⇒ Personne ouverte</text:p>
      <text:p text:style-name="P11"><text:tab/><text:tab/>⇒ Capacité à entrer en relation ⇒ Liens clients, collègues</text:p>
      <text:p text:style-name="P11"><text:tab/><text:tab/>⇒ Capacité à partager ses savoirs</text:p>
      <text:p text:style-name="P11"><text:tab/><text:tab/>⇒ Capacité à travailler en projet</text:p>
      <text:p text:style-name="P11"><text:tab/><text:tab/>⇒ Capacité à créer des interactions avec les autres métiers</text:p>
      <text:p text:style-name="P11"/>
      <text:p text:style-name="P11"><text:tab/>⇒ Personne curieuse</text:p>
      <text:p text:style-name="P11"><text:tab/><text:tab/>⇒ Capacité à prendre du recul</text:p>
      <text:p text:style-name="P11"><text:tab/><text:tab/>⇒ Osant expérimenter</text:p>
      <text:p text:style-name="P11"/>
      <text:p text:style-name="P11"/>
      <text:p text:style-name="P12">2. Évocation de ses qualités</text:p>
      <text:p text:style-name="P12"/>
      <text:p text:style-name="P12">⇒ Où évoquer</text:p>
      <text:p text:style-name="P12"><text:tab/>⇒ CV</text:p>
      <text:p text:style-name="P12"><text:tab/>⇒ Lettre de motivation</text:p>
      <text:p text:style-name="P12"><text:tab/>⇒ Réseaux problèmes</text:p>
      <text:p text:style-name="P12"><text:tab/>⇒ Entretien</text:p>
      <text:p text:style-name="P12"/>
      <text:p text:style-name="P12">⇒ Évocation de ses qualités uniquement ⇒ Sauf si demande en entretien</text:p>
      <text:p text:style-name="P12"><text:tab/>⇒ Vous correspondre ET répondre aux attentes</text:p>
      <text:p text:style-name="P12"><text:tab/><text:tab/>⇒ Annonce ET fiche métier</text:p>
      <text:p text:style-name="P12"><text:tab/><text:tab/><text:tab/>⇒ Pôle emploi</text:p>
      <text:p text:style-name="P12"><text:tab/><text:tab/><text:tab/>⇒ Onisep</text:p>
      <text:p text:style-name="P12"/>
      <text:p text:style-name="P12">⇒ Défauts</text:p>
      <text:p text:style-name="P12"><text:tab/>⇒ Évoquer sur demandes</text:p>
      <text:p text:style-name="P12"><text:tab/>⇒ Tourner de façon positive</text:p>
      <text:p text:style-name="P12"/>
      <text:p text:style-name="P13">⇒ Qualités</text:p>
      <text:p text:style-name="P13"><text:tab/>⇒ Évoquer de façon modeste et posi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01.974769261</meta:creation-date>
    <dc:date>2023-09-22T09:33:43.109589245</dc:date>
    <meta:editing-duration>PT25M34S</meta:editing-duration>
    <meta:editing-cycles>14</meta:editing-cycles>
    <meta:generator>LibreOffice/7.5.5.2$Linux_X86_64 LibreOffice_project/50$Build-2</meta:generator>
    <meta:document-statistic meta:table-count="0" meta:image-count="0" meta:object-count="0" meta:page-count="2" meta:paragraph-count="75" meta:word-count="330" meta:character-count="1981" meta:non-whitespace-character-count="1626"/>
  </office:meta>
</office:document-meta>
</file>